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ぉーーーーーっ！！　いつになったら
追いつけるんだヨー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戒心が高いって言うか、普通にチキン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まで逃げ回られ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・・・相手もこれ以上逃げ場は無いようだが、
我々もあそこまで移動するのは無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するの？　このまま持久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～？　あたし、待つのキライ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、エサとかでおびき寄せることが
でき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って、何を食べ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そこまで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エサ、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べ物ではないが、見せれば誰もが飛びついて
くるであろうモノなら、心当たり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なになに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の手があ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さっき、ワタシ達もハマって悶絶してた
アレ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相手でも効果あ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なにかわいいんですから、きっと効くと
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は試しだ。　一人連れて来て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
「キイイィィィ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相手もうんざりしていることだろうし、
そろそろ決着をつけてや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、召喚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hoーー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—!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
「キキィィィーーーキュワアァァァン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釣れたヨ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グッジョブ！！　みんないく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ーい！！　完全勝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のおかげで、やっと倒せ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hoー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!</text:p>
          </table:table-cell>
          <table:table-cell table:number-columns-repeated="1020"/>
        </table:table-row>
        <table:table-row>
          <table:table-cell table:style-name="ce0" office:value-type="string">
            <text:p>ありがと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目的の物は・・・これ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レリグ・イアスの鱗粉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た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2つの材料がそろ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これをルミィのとこに届ければ
いいん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ルミィが魔力探知装置を作ってくれる
こと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　急いでユーリャ教会の臨時研究室へ
戻ろ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0T11:28:25+02:00</meta:creation-date>
    <dc:date>2020-04-10T11:28:2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